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18cm" svg:stroke-color="#5b9bd5" draw:stroke-linejoin="miter" svg:stroke-linecap="butt" draw:fill="gradient" draw:fill-gradient-name="Gradient_20_1" draw:textarea-vertical-align="middle" draw:auto-grow-height="false" draw:fit-to-size="false" style:shrink-to-fit="false" fo:min-height="1.533cm" fo:min-width="14.862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18cm" svg:stroke-color="#5b9bd5" draw:stroke-linejoin="miter" svg:stroke-linecap="butt" draw:fill="gradient" draw:fill-gradient-name="Gradient_20_1" draw:textarea-vertical-align="middle" draw:auto-grow-height="false" draw:fit-to-size="false" style:shrink-to-fit="false" fo:min-height="1.581cm" fo:min-width="14.862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none" svg:stroke-width="0cm" draw:fill="solid" draw:fill-color="#ffe699" draw:opacity="50%" draw:textarea-vertical-align="middle" draw:auto-grow-height="false" draw:fit-to-size="false" style:shrink-to-fit="false" fo:min-height="4.903cm" fo:min-width="14.862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svg:stroke-width="0.018cm" svg:stroke-color="#ffc000" draw:stroke-linejoin="miter" svg:stroke-linecap="butt" draw:fill="gradient" draw:fill-gradient-name="Gradient_20_2" draw:textarea-vertical-align="middle" draw:auto-grow-height="false" draw:fit-to-size="false" style:shrink-to-fit="false" fo:min-height="2.6cm" fo:min-width="5.52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ffc000" draw:stroke-linejoin="miter" svg:stroke-linecap="butt" draw:fill="gradient" draw:fill-gradient-name="Gradient_20_2" draw:textarea-vertical-align="middle" draw:auto-grow-height="false" draw:fit-to-size="false" style:shrink-to-fit="false" fo:min-height="2.6cm" fo:min-width="5.524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svg:stroke-linecap="butt" draw:fill="none" draw:textarea-vertical-align="top" draw:auto-grow-height="false" fo:min-height="0.636cm" fo:min-width="0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ffe699" draw:opacity="50%"/>
      <style:paragraph-properties fo:text-align="center" style:font-independent-line-spacing="true"/>
      <style:text-properties fo:font-size="18pt"/>
    </style:style>
    <style:style style:name="P6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5" draw:style-name="gr1" draw:text-style-name="P2" draw:layer="layout" svg:width="15.361cm" svg:height="1.782cm" svg:x="2.27cm" svg:y="14.585cm">
          <text:p text:style-name="P1"><text:span text:style-name="T1">Comm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2" draw:layer="layout" svg:width="15.361cm" svg:height="1.83cm" svg:x="2.27cm" svg:y="5.826cm">
          <text:p text:style-name="P1"><text:span text:style-name="T1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4" draw:layer="layout" svg:width="13.017cm" svg:height="1.013cm" svg:x="10.299cm" svg:y="7.604cm">
          <text:p text:style-name="P3"><text:span text:style-name="T1">FreeRTOS Cellular Interface API 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>
          <draw:custom-shape draw:name="Rectangle 36" draw:style-name="gr4" draw:text-style-name="P5" draw:layer="layout" svg:width="15.361cm" svg:height="5.152cm" svg:x="2.27cm" svg:y="8.54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5" draw:text-style-name="P6" draw:layer="layout" svg:width="6.023cm" svg:height="2.849cm" svg:x="3.433cm" svg:y="9.671cm">
            <text:p text:style-name="P1"><text:span text:style-name="T1">FreeRTOS-Cellular-Interface libra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6" draw:text-style-name="P6" draw:layer="layout" svg:width="6.023cm" svg:height="2.849cm" svg:x="10.695cm" svg:y="9.671cm">
            <text:p text:style-name="P1"><text:span text:style-name="T1">Cellular Module implement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38" draw:style-name="gr7" draw:text-style-name="P7" draw:layer="layout" svg:width="0.001cm" svg:height="0.886cm" svg:x="9.951cm" svg:y="7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2" draw:style-name="gr7" draw:text-style-name="P7" draw:layer="layout" svg:width="0.001cm" svg:height="0.886cm" svg:x="9.949cm" svg:y="13.697cm">
          <text:p/>
          <draw:enhanced-geometry draw:mirror-horizontal="true" draw:mirror-vertical="false" svg:viewBox="0 0 21600 21600" draw:type="mso-spt32" draw:enhanced-path="M 0 0 L 21600 21600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b1cbe9" draw:end-color="#a2c1e4" draw:start-intensity="100%" draw:end-intensity="100%" draw:angle="0" draw:border="0%"/>
    <draw:gradient draw:name="Gradient_20_2" draw:display-name="Gradient 2" draw:style="linear" draw:start-color="#ffda9e" draw:end-color="#ffd590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_20_79" draw:display-name="msArrowOpenEnd 5 79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00:06:58.172270187</meta:creation-date>
    <dc:date>2022-10-12T00:13:19.478135527</dc:date>
    <meta:editing-duration>PT2M39S</meta:editing-duration>
    <meta:editing-cycles>1</meta:editing-cycles>
    <meta:document-statistic meta:object-count="9"/>
    <meta:generator>LibreOffice/6.4.7.2$Linux_X86_64 LibreOffice_project/40$Build-2</meta:generator>
  </office:meta>
</office:document-meta>
</file>